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97cm" loext:contextual-spacing="false" fo:orphans="2" fo:widows="2" fo:text-indent="0cm" style:auto-text-indent="false"/>
      <style:text-properties fo:font-variant="normal" fo:text-transform="none" fo:color="#333333" style:font-name="OpenSans" fo:font-size="10.5pt" fo:letter-spacing="normal" fo:font-style="normal" fo:font-weight="normal"/>
    </style:style>
    <style:style style:name="P2" style:family="paragraph" style:parent-style-name="Standard">
      <style:paragraph-properties fo:margin-top="0cm" fo:margin-bottom="0.397cm" loext:contextual-spacing="false" fo:orphans="2" fo:widows="2"/>
      <style:text-properties fo:font-variant="normal" fo:text-transform="none" fo:color="#333333" style:font-name="OpenSans" fo:font-size="10.5pt" fo:letter-spacing="normal" fo:font-style="normal" fo:font-weight="normal"/>
    </style:style>
    <style:style style:name="T1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color="#2775d1" style:text-underline-style="solid" style:text-underline-width="auto" style:text-underline-color="font-color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Olá a todos.</text:span> <text:span text:style-name="T1">Bem vindos a mais Hands On do curso de Orientação de Objetos com Java.</text:span> <text:span text:style-name="T1">Eu sou Eduardo Guerra, hoje vamos falar sobre construtores.</text:span> <text:span text:style-name="T1">Vamos ver por exemplo, quando uma classe pode ter mais de construtor.</text:span> <text:span text:style-name="T1">Queremos ver por exemplo, que uma classe,</text:span> <text:span text:style-name="T1">pode ser construída de formas diferentes, ta?</text:span> <text:span text:style-name="T1">A gente vai fazer isso exemplo que a gente vai criar uma classe que representa uma</text:span> <text:span text:style-name="T1">compra, e vamos ver diferentes formas de se inicializar essa compra dependendo se</text:span> <text:span text:style-name="T1">ela é uma compra parcelada, ou se ela é uma compra à vista.</text:span> <text:span text:style-name="T1">Então vou criar aqui novo projeto.</text:span> <text:span text:style-name="T1">Então vou vir aqui, vou chamar ele de comércio.</text:span> <text:span text:style-name="T1">Então, criado aqui o projeto</text:span> <text:span text:style-name="T1">eu vou vir e vou criar a minha classe compra,</text:span> <text:span text:style-name="T1">então criei aqui a classe compra.</text:span> <text:span text:style-name="T1">Bom, nessa classe eu vou ter aqui inteiro que vai ser o valor,</text:span> <text:span text:style-name="T1">e vou colocar aqui como valor total,</text:span> <text:span text:style-name="T1">e vou ter inteiro aqui que vai ser número de parcelas.</text:span> <text:span text:style-name="T1">Então eu vou</text:span> <text:span text:style-name="T1">ter construtores, por exemplo,</text:span> <text:span text:style-name="T1">aqui da Compra, que vai estar recebendo nesse caso aqui,</text:span> <text:span text:style-name="T1">eu vou até colocar aqui uma observação, seria aqui quando for à vista,</text:span> <text:span text:style-name="T1">então ele vai receber só o valor.</text:span> <text:span text:style-name="T1">Então, nesse caso eu venho aqui e faço, valor total é igual ao valor,</text:span> <text:span text:style-name="T1">opa deu pouquinho a mais aqui e o número de parcelas,</text:span> <text:span text:style-name="T1">vai receber 1 porque ele está pagando à vista,</text:span> <text:span text:style-name="T1">quando paga à vista é uma parcela só.</text:span> <text:span text:style-name="T1">Agora eu vou ter o meu construtor aqui, que vai ser o à prazo.</text:span> <text:span text:style-name="T1">Na verdade vou colocar aqui, parcelado,</text:span> <text:span text:style-name="T1">então nesse caso ao invés de receber o valor total,</text:span> <text:span text:style-name="T1">eu vou receber quantidade de parcelas e</text:span> <text:span text:style-name="T1">o valor da parcela.</text:span> <text:span text:style-name="T1">Então, nesse caso, o número de parcelas.</text:span> <text:span text:style-name="T1"> Ele vai receber a quantidade de parcelas,</text:span> <text:span text:style-name="T1">e ali o meu valor total ele vai</text:span> <text:span text:style-name="T1">estar recebendo o valor da</text:span> <text:span text:style-name="T1">parcela vezes a quantidade de parcelas.</text:span> <text:span text:style-name="T1">Então, note que a inicialização é completamente diferente,</text:span> <text:span text:style-name="T1">assim como a quantidade de parâmetros também de cada deles.</text:span> <text:span text:style-name="T1">Eu vou criar aqui agora alguns métodos,</text:span> <text:span text:style-name="T1">no caso vou criar só métodos get para</text:span> <text:span text:style-name="T1">poder estar recuperando ali,</text:span> <text:span text:style-name="T1">e eu vou criar aqui também, certo?</text:span> <text:span text:style-name="T1">Para pegar, vou botar aqui getValor Parcela,</text:span> <text:span text:style-name="T1">que ele vai retornar o valor total</text:span> <text:span text:style-name="T1">dividido pelo número de parcelas.</text:span> <text:span text:style-name="T1">Tá? Então note que eu tenho uma informação</text:span> <text:span text:style-name="T1">aqui que é calculada.</text:span> <text:span text:style-name="T1">Tá? Vamos ver então se isso aqui está</text:span> <text:span text:style-name="T1">funcionando direitinho?</text:span> <text:span text:style-name="T1">Então eu vou vir aqui, vou criar teste de unidade,</text:span> <text:span text:style-name="T1">como a gente já aprendeu outras aulas.</text:span> <text:span text:style-name="T1">Vou criar aqui o TesteCompra.</text:span> <text:span text:style-name="T1">adiciono o JUnit, quero sim.</text:span> <text:span text:style-name="T1">Então vou vir aqui, vou chamar aqui de compra</text:span> <text:span text:style-name="T1">AVista.</text:span> <text:span text:style-name="T1">E aqui, eu vou criar uma nova compra,</text:span> <text:span text:style-name="T1">usando o construtor à vista que recebe aqui só inteiro,</text:span> <text:span text:style-name="T1">então uma conta aqui de por exemplo 500 Aí eu vou</text:span> <text:span text:style-name="T1">verificar aqui utilizando o</text:span> <text:span text:style-name="T1">método assertEquals, se c.</text:span> <text:span text:style-name="T1">getNumeroParcelas.</text:span> <text:span text:style-name="T1">Na verdade o JUnit é ao contrário, é sempre o que eu primeiro,</text:span> <text:span text:style-name="T1">então, eu estou vendo se o número de parcelas é 1 assertEquals.</text:span> <text:span text:style-name="T1">Eu quero saber, se o valor da compra,</text:span> <text:span text:style-name="T1">se o valor total é 500</text:span> <text:span text:style-name="T1">e o valor da parcela no caso, também tem que ser 500, que é uma parcela só.</text:span> <text:span text:style-name="T1">Então o valor, ele acaba sendo igual ao valor total.</text:span> <text:span text:style-name="T1">Então, o valor da parcela também é 500.</text:span> <text:span text:style-name="T1">Então vamos rodar o teste aqui, para ver se está,</text:span> <text:span text:style-name="T1">se está funcionando direitinho.</text:span> <text:span text:style-name="T1">Ele vai rodar ali o JUnit, e vai falar para gente se o teste está ok,</text:span> <text:span text:style-name="T1">a princípio este aqui está.</text:span> <text:span text:style-name="T1">Eu vou copiar aqui,</text:span> <text:span text:style-name="T1">eu vou fazer o teste da compra a prazo,</text:span> <text:span text:style-name="T1">vou botar aqui parcelado, melhor parcelado.</text:span> <text:span text:style-name="T1">Então, no caso aqui eu vou criar aqui uma compra de</text:span> <text:span text:style-name="T1">1000 de por exemplo, 4 vezes, é isso mesmo?</text:span> <text:span text:style-name="T1">Vamos ver aqui.</text:span> <text:span text:style-name="T1">Não, primeiro é a quantidade de parcelas, então tem que ser de 4 vezes o valor</text:span> <text:span text:style-name="T1">de 1000, então o número de parcelas que ele tem que retornar é 4,</text:span> <text:span text:style-name="T1">o valor total tem que ser 1000 e o valor da parcela tem que ser 250.</text:span> <text:span text:style-name="T1">Vamos salvar aqui e vamos rodar o teste novamente opa,</text:span> <text:span text:style-name="T1">deu problema, qual foi o,</text:span> <text:span text:style-name="T1">qual foi o resultado aqui?</text:span> </text:p>
      <text:p text:style-name="P1">7:08</text:p>
      <text:p text:style-name="P2"><text:span text:style-name="T1">Sim!</text:span> <text:span text:style-name="T1">Está errado mesmo, porque aqui eu não passo o valor total,</text:span> <text:span text:style-name="T1">passo o valor da parcela.</text:span> <text:span text:style-name="T1">Então teria que estar passando ali 250.</text:span> <text:span text:style-name="T1">Viu como é que o teste ajuda a gente a ver aqui os problemas, certo?</text:span> <text:span text:style-name="T2">Lembrando aqui que não é a quantidade e o valor da parcela, não o valor total, ta?</text:span> <text:span text:style-name="T1">Poderia ser o valor total, se assim eu quisesse que fosse o meu construtor.</text:span> <text:span text:style-name="T1">Ok? Então, o objetivo aqui desse Hands On foi</text:span> <text:span text:style-name="T1">mostrar que é possível ter mais de tipo de construtor para a mesma classe,</text:span> <text:span text:style-name="T1">e muitas vezes esses construtores eles podem ter digamos,</text:span> <text:span text:style-name="T1">significados diferentes, eles podem ser utilizados situações diferentes para</text:span> <text:span text:style-name="T1">construir objeto de uma mesma classe, certo?</text:span> <text:span text:style-name="T1">Muito obrigado por assistir.</text:span> <text:span text:style-name="T1">Até à próxima.</text:span> 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S</meta:editing-duration>
    <meta:editing-cycles>3</meta:editing-cycles>
    <meta:generator>LibreOffice/4.4.5.2$Windows_x86 LibreOffice_project/a22f674fd25a3b6f45bdebf25400ed2adff0ff99</meta:generator>
    <dc:date>2017-01-07T07:54:01.401000000</dc:date>
    <meta:document-statistic meta:table-count="0" meta:image-count="0" meta:object-count="0" meta:page-count="2" meta:paragraph-count="3" meta:word-count="817" meta:character-count="4392" meta:non-whitespace-character-count="3575"/>
    <meta:user-defined meta:name="Info 1"/>
    <meta:user-defined meta:name="Info 2"/>
    <meta:user-defined meta:name="Info 3"/>
    <meta:user-defined meta:name="Info 4"/>
  </office:meta>
</office:document-meta>
</file>